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Courier New" svg:font-family="'Courier New'" style:font-family-generic="modern" style:font-pitch="fixed"/>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5" svg:font-family="'Times New Roman'"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7.668cm"/>
    </style:style>
    <style:style style:name="Таблица1.B" style:family="table-column">
      <style:table-column-properties style:column-width="4.602cm"/>
    </style:style>
    <style:style style:name="Таблица1.C" style:family="table-column">
      <style:table-column-properties style:column-width="5.112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1" style:family="table">
      <style:table-properties style:width="16.501cm" table:align="margins"/>
    </style:style>
    <style:style style:name="Table1.A" style:family="table-column">
      <style:table-column-properties style:column-width="4.089cm" style:rel-column-width="2318*"/>
    </style:style>
    <style:style style:name="Table1.B" style:family="table-column">
      <style:table-column-properties style:column-width="12.412cm" style:rel-column-width="703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line-height="150%" fo:text-align="center" style:justify-single-word="false" fo:text-indent="1.251cm" style:auto-text-indent="false" style:writing-mode="lr-tb"/>
      <style:text-properties fo:text-transform="uppercase" fo:color="#000000"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3" style:family="paragraph" style:parent-style-name="Standard">
      <style:paragraph-properties fo:margin-left="0cm" fo:margin-right="0cm" fo:line-height="150%" fo:text-align="center" style:justify-single-word="false" fo:text-indent="1.251cm" style:auto-text-indent="false" style:writing-mode="lr-tb"/>
      <style:text-properties fo:color="#000000"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4" style:family="paragraph" style:parent-style-name="Standard">
      <style:paragraph-properties fo:margin-left="0cm" fo:margin-right="0cm" fo:line-height="150%" fo:text-align="center" style:justify-single-word="false" fo:text-indent="1.251cm" style:auto-text-indent="false" style:writing-mode="lr-tb"/>
      <style:text-properties fo:color="#000000" style:font-name="Times New Roman" fo:font-size="14pt" fo:language="ru" fo:country="RU" style:font-size-asian="14pt" style:language-asian="ru" style:country-asian="RU" style:font-name-complex="Times New Roman5" style:font-size-complex="14pt" style:language-complex="ar" style:country-complex="SA"/>
    </style:style>
    <style:style style:name="P5" style:family="paragraph" style:parent-style-name="Standard">
      <style:paragraph-properties fo:margin-left="0cm" fo:margin-right="0cm" fo:line-height="150%" fo:text-align="center" style:justify-single-word="false" fo:text-indent="1.251cm" style:auto-text-indent="false" style:writing-mode="lr-tb"/>
      <style:text-properties fo:color="#000000"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P6" style:family="paragraph" style:parent-style-name="Standard">
      <style:paragraph-properties fo:margin-left="0cm" fo:margin-right="0cm" fo:line-height="150%" fo:text-align="center" style:justify-single-word="false" fo:text-indent="1.251cm" style:auto-text-indent="false" style:writing-mode="lr-tb">
        <style:tab-stops/>
      </style:paragraph-properties>
      <style:text-properties fo:color="#000000" style:font-name="Times New Roman" officeooo:rsid="003c3cf9" officeooo:paragraph-rsid="003c3cf9" style:font-size-complex="14pt"/>
    </style:style>
    <style:style style:name="P7" style:family="paragraph" style:parent-style-name="Standard">
      <style:paragraph-properties fo:margin-left="0cm" fo:margin-right="0cm" fo:line-height="150%" fo:text-indent="1.251cm" style:auto-text-indent="false" style:writing-mode="lr-tb">
        <style:tab-stops/>
      </style:paragraph-properties>
      <style:text-properties fo:color="#000000" style:font-name="Times New Roman" style:font-size-complex="14pt"/>
    </style:style>
    <style:style style:name="P8" style:family="paragraph" style:parent-style-name="Standard">
      <style:paragraph-properties fo:margin-left="0cm" fo:margin-right="0cm" fo:line-height="150%" fo:text-align="center" style:justify-single-word="false" fo:text-indent="1.251cm" style:auto-text-indent="false" style:writing-mode="lr-tb">
        <style:tab-stops/>
      </style:paragraph-properties>
      <style:text-properties fo:color="#000000" style:font-name="Times New Roman" officeooo:rsid="00483d90" officeooo:paragraph-rsid="00483d90" style:font-size-complex="14pt"/>
    </style:style>
    <style:style style:name="P9" style:family="paragraph" style:parent-style-name="Standard">
      <style:paragraph-properties fo:margin-left="0cm" fo:margin-right="0cm" fo:line-height="150%" fo:text-align="center" style:justify-single-word="false" fo:text-indent="1.251cm" style:auto-text-indent="false" style:writing-mode="lr-tb"/>
      <style:text-properties fo:color="#000000"/>
    </style:style>
    <style:style style:name="P10" style:family="paragraph" style:parent-style-name="Standard">
      <style:paragraph-properties fo:margin-left="0cm" fo:margin-right="0cm" fo:line-height="150%" fo:text-indent="1.251cm" style:auto-text-indent="false" style:writing-mode="lr-tb">
        <style:tab-stops/>
      </style:paragraph-properties>
      <style:text-properties fo:color="#000000"/>
    </style:style>
    <style:style style:name="P11" style:family="paragraph" style:parent-style-name="Times14_5f_РИО2" style:master-page-name="">
      <loext:graphic-properties draw:fill="none"/>
      <style:paragraph-properties fo:margin-left="0cm" fo:margin-right="0cm" fo:line-height="150%" fo:text-align="center" style:justify-single-word="false" fo:orphans="2" fo:widows="2" fo:text-indent="1.3cm" style:auto-text-indent="false" style:page-number="auto" fo:background-color="transparent" style:vertical-align="auto" style:writing-mode="lr-tb">
        <style:tab-stops>
          <style:tab-stop style:position="1.251cm"/>
        </style:tab-stops>
      </style:paragraph-properties>
    </style:style>
    <style:style style:name="P12" style:family="paragraph" style:parent-style-name="Standard">
      <style:paragraph-properties fo:text-align="center" style:justify-single-word="false"/>
      <style:text-properties fo:color="#000000"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P13" style:family="paragraph" style:parent-style-name="Standard">
      <style:paragraph-properties fo:margin-left="0cm" fo:margin-right="0cm" fo:line-height="150%" fo:text-indent="0cm" style:auto-text-indent="false" style:writing-mode="lr-tb">
        <style:tab-stops/>
      </style:paragraph-properties>
      <style:text-properties fo:color="#000000" style:font-name="Times New Roman" style:font-size-complex="14pt"/>
    </style:style>
    <style:style style:name="P14" style:family="paragraph" style:parent-style-name="Text_20_body">
      <style:paragraph-properties fo:margin-left="0cm" fo:margin-right="0cm" fo:text-align="start" style:justify-single-word="false" fo:text-indent="0cm" style:auto-text-indent="false"/>
      <style:text-properties fo:color="#000000" officeooo:rsid="003c3cf9"/>
    </style:style>
    <style:style style:name="P15" style:family="paragraph" style:parent-style-name="Text_20_body">
      <style:paragraph-properties fo:margin-left="0cm" fo:margin-right="0cm" fo:text-indent="0cm" style:auto-text-indent="false"/>
      <style:text-properties fo:color="#000000" officeooo:rsid="004e6c75" officeooo:paragraph-rsid="004e6c75"/>
    </style:style>
    <style:style style:name="P16" style:family="paragraph" style:parent-style-name="Text_20_body">
      <style:paragraph-properties fo:margin-left="0cm" fo:margin-right="0cm" fo:text-align="center" style:justify-single-word="false" fo:text-indent="0cm" style:auto-text-indent="false"/>
      <style:text-properties fo:color="#000000" fo:font-weight="bold" officeooo:rsid="004f1643" officeooo:paragraph-rsid="004f1643" style:font-weight-asian="bold" style:font-weight-complex="bold"/>
    </style:style>
    <style:style style:name="P17" style:family="paragraph" style:parent-style-name="Text_20_body">
      <style:paragraph-properties fo:text-align="center" style:justify-single-word="false"/>
      <style:text-properties fo:color="#000000" officeooo:rsid="000ef043" officeooo:paragraph-rsid="000ef043"/>
    </style:style>
    <style:style style:name="P18" style:family="paragraph" style:parent-style-name="Text_20_body">
      <style:text-properties fo:color="#000000" fo:font-weight="bold" officeooo:rsid="00483eb9" officeooo:paragraph-rsid="00483eb9" style:font-weight-asian="bold" style:font-weight-complex="bold"/>
    </style:style>
    <style:style style:name="P19" style:family="paragraph" style:parent-style-name="Text_20_body">
      <style:text-properties fo:color="#000000" officeooo:rsid="004e6c75" officeooo:paragraph-rsid="004e6c75"/>
    </style:style>
    <style:style style:name="P20" style:family="paragraph" style:parent-style-name="Heading_20_2">
      <style:text-properties fo:color="#000000"/>
    </style:style>
    <style:style style:name="P21" style:family="paragraph" style:parent-style-name="Heading_20_2">
      <style:text-properties fo:color="#000000" officeooo:rsid="00483eb9" officeooo:paragraph-rsid="00483eb9"/>
    </style:style>
    <style:style style:name="P22" style:family="paragraph" style:parent-style-name="Heading_20_2">
      <style:paragraph-properties fo:break-before="page"/>
      <style:text-properties fo:color="#000000"/>
    </style:style>
    <style:style style:name="P23" style:family="paragraph" style:parent-style-name="Standard" style:master-page-name="First_20_Page">
      <style:paragraph-properties fo:margin-left="0cm" fo:margin-right="0cm" fo:line-height="150%" fo:text-align="center" style:justify-single-word="false" fo:text-indent="1.251cm" style:auto-text-indent="false" style:page-number="auto" style:writing-mode="lr-tb"/>
      <style:text-properties fo:text-transform="uppercase" fo:color="#000000"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24" style:family="paragraph" style:parent-style-name="Standard">
      <style:paragraph-properties fo:margin-left="0cm" fo:margin-right="0cm" fo:line-height="150%" fo:text-align="center" style:justify-single-word="false" fo:text-indent="1.251cm" style:auto-text-indent="false" style:writing-mode="lr-tb"/>
    </style:style>
    <style:style style:name="P25" style:family="paragraph" style:parent-style-name="Standard">
      <style:text-properties fo:color="#000000" style:font-name="Times New Roman" fo:font-size="14pt" fo:language="ru" fo:country="RU" officeooo:rsid="00483eb9" style:font-size-asian="14pt" style:language-asian="ru" style:country-asian="RU" style:font-name-complex="Times New Roman5" style:font-size-complex="12pt" style:language-complex="ar" style:country-complex="SA"/>
    </style:style>
    <style:style style:name="P26" style:family="paragraph" style:parent-style-name="Standard">
      <style:text-properties fo:color="#000000" style:font-name="Times New Roman" fo:font-size="14pt" fo:language="ru" fo:country="RU" officeooo:rsid="00458d89" style:font-size-asian="14pt" style:language-asian="ru" style:country-asian="RU" style:font-name-complex="Times New Roman5" style:font-size-complex="12pt" style:language-complex="ar" style:country-complex="SA"/>
    </style:style>
    <style:style style:name="P27" style:family="paragraph" style:parent-style-name="Standard">
      <style:text-properties fo:color="#000000" style:font-name="Times New Roman" fo:font-size="14pt" fo:language="ru" fo:country="RU" officeooo:rsid="0054e6dc" officeooo:paragraph-rsid="0054e6dc" style:font-size-asian="14pt" style:language-asian="ru" style:country-asian="RU" style:font-name-complex="Times New Roman5" style:font-size-complex="12pt" style:language-complex="ar" style:country-complex="SA"/>
    </style:style>
    <style:style style:name="P28" style:family="paragraph" style:parent-style-name="Table_20_Contents">
      <style:paragraph-properties fo:margin-left="0cm" fo:margin-right="0cm" fo:text-indent="0cm" style:auto-text-indent="false"/>
      <style:text-properties fo:font-size="12pt" style:font-size-asian="12pt" style:font-size-complex="12pt"/>
    </style:style>
    <style:style style:name="P29" style:family="paragraph" style:parent-style-name="Table_20_Contents">
      <style:paragraph-properties fo:margin-left="0cm" fo:margin-right="0cm" fo:text-indent="0cm" style:auto-text-indent="false"/>
      <style:text-properties fo:font-size="12pt" officeooo:rsid="0058527b" officeooo:paragraph-rsid="0058527b" style:font-size-asian="12pt" style:font-size-complex="12pt"/>
    </style:style>
    <style:style style:name="P30" style:family="paragraph" style:parent-style-name="Table_20_Contents">
      <style:paragraph-properties fo:margin-left="0cm" fo:margin-right="0cm" fo:text-indent="0cm" style:auto-text-indent="false"/>
      <style:text-properties fo:font-size="12pt" officeooo:paragraph-rsid="0059f28f" style:font-size-asian="12pt" style:font-size-complex="12pt"/>
    </style:style>
    <style:style style:name="P31" style:family="paragraph" style:parent-style-name="Text_20_body">
      <style:paragraph-properties fo:margin-left="0cm" fo:margin-right="0cm" fo:text-align="center" style:justify-single-word="false" fo:text-indent="0cm" style:auto-text-indent="false"/>
      <style:text-properties fo:color="#000000" fo:font-weight="bold" officeooo:rsid="004f1643" officeooo:paragraph-rsid="004f1643" style:font-weight-asian="bold" style:font-weight-complex="bold"/>
    </style:style>
    <style:style style:name="P32" style:family="paragraph" style:parent-style-name="Text_20_body">
      <style:paragraph-properties fo:margin-left="0cm" fo:margin-right="0cm" fo:text-align="center" style:justify-single-word="false" fo:text-indent="0cm" style:auto-text-indent="false"/>
      <style:text-properties fo:color="#000000" fo:font-weight="bold" officeooo:rsid="004f1643" officeooo:paragraph-rsid="0057d324" style:font-weight-asian="bold" style:font-weight-complex="bold"/>
    </style:style>
    <style:style style:name="P33" style:family="paragraph" style:parent-style-name="Text_20_body">
      <style:paragraph-properties fo:margin-left="0cm" fo:margin-right="0cm" fo:text-align="center" style:justify-single-word="false" fo:text-indent="0cm" style:auto-text-indent="false"/>
      <style:text-properties fo:color="#000000" fo:font-weight="bold" officeooo:rsid="0057d324" officeooo:paragraph-rsid="0057d324" style:font-weight-asian="bold" style:font-weight-complex="bold"/>
    </style:style>
    <style:style style:name="P34" style:family="paragraph" style:parent-style-name="Text_20_body">
      <style:paragraph-properties fo:margin-left="0cm" fo:margin-right="0cm" fo:text-align="start" style:justify-single-word="false" fo:text-indent="0cm" style:auto-text-indent="false"/>
      <style:text-properties fo:color="#000000" style:text-position="0% 100%" fo:font-weight="normal" officeooo:rsid="0056e31e" officeooo:paragraph-rsid="0056e31e" style:font-weight-asian="normal" style:font-weight-complex="normal"/>
    </style:style>
    <style:style style:name="P35" style:family="paragraph" style:parent-style-name="Text_20_body">
      <style:paragraph-properties fo:margin-left="0cm" fo:margin-right="0cm" fo:text-align="start" style:justify-single-word="false" fo:text-indent="0cm" style:auto-text-indent="false"/>
      <style:text-properties fo:color="#000000" style:text-position="0% 100%" style:font-name="Courier New" fo:font-size="11pt" fo:font-weight="normal" officeooo:rsid="0056e31e" officeooo:paragraph-rsid="0056e31e" style:font-size-asian="11pt" style:font-weight-asian="normal" style:font-size-complex="11pt" style:font-weight-complex="normal"/>
    </style:style>
    <style:style style:name="P36" style:family="paragraph" style:parent-style-name="Text_20_body">
      <style:paragraph-properties fo:margin-left="0cm" fo:margin-right="0cm" fo:text-align="start" style:justify-single-word="false" fo:text-indent="0cm" style:auto-text-indent="false"/>
      <style:text-properties fo:color="#000000" style:font-name="Courier New" fo:font-size="11pt" fo:font-weight="normal" officeooo:rsid="004f1643" officeooo:paragraph-rsid="004f1643" style:font-size-asian="11pt" style:font-weight-asian="normal" style:font-size-complex="11pt" style:font-weight-complex="normal"/>
    </style:style>
    <style:style style:name="P37" style:family="paragraph" style:parent-style-name="Text_20_body">
      <style:text-properties fo:color="#000000" fo:font-weight="normal" officeooo:rsid="00547c7a" officeooo:paragraph-rsid="00547c7a" style:font-weight-asian="normal" style:font-weight-complex="normal"/>
    </style:style>
    <style:style style:name="P38" style:family="paragraph" style:parent-style-name="Text_20_body">
      <style:text-properties fo:color="#000000" officeooo:paragraph-rsid="004af483"/>
    </style:style>
    <style:style style:name="P39" style:family="paragraph" style:parent-style-name="Text_20_body">
      <style:text-properties fo:color="#000000" style:font-name="Times New Roman" fo:font-size="14pt" fo:language="ru" fo:country="RU" officeooo:rsid="0013326f" officeooo:paragraph-rsid="00483eb9" style:font-size-asian="14pt" style:language-asian="ru" style:country-asian="RU" style:font-name-complex="Times New Roman5" style:font-size-complex="12pt" style:language-complex="ar" style:country-complex="SA"/>
    </style:style>
    <style:style style:name="P40" style:family="paragraph" style:parent-style-name="Text_20_body">
      <style:text-properties fo:color="#000000" officeooo:rsid="0054e6dc" officeooo:paragraph-rsid="0054e6dc"/>
    </style:style>
    <style:style style:name="P41" style:family="paragraph" style:parent-style-name="Text_20_body">
      <style:text-properties officeooo:rsid="0054e6dc" officeooo:paragraph-rsid="0054e6dc"/>
    </style:style>
    <style:style style:name="P42" style:family="paragraph" style:parent-style-name="Text_20_body">
      <style:text-properties officeooo:rsid="00559e35" officeooo:paragraph-rsid="00559e35"/>
    </style:style>
    <style:style style:name="T1" style:family="text">
      <style:text-properties fo:text-transform="uppercase" fo:color="#000000"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T2" style:family="text">
      <style:text-properties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T3" style:family="text">
      <style:text-properties style:font-name="Times New Roman" fo:font-size="14pt" fo:language="ru" fo:country="RU" fo:font-weight="bold" officeooo:rsid="00483d90" style:font-size-asian="14pt" style:language-asian="ru" style:country-asian="RU" style:font-weight-asian="bold" style:font-name-complex="Times New Roman5" style:font-size-complex="14pt" style:language-complex="ar" style:country-complex="SA"/>
    </style:style>
    <style:style style:name="T4" style:family="text">
      <style:text-properties style:font-name="Times New Roman" fo:font-size="14pt" fo:language="ru" fo:country="RU" fo:font-weight="bold" officeooo:rsid="00547c7a" style:font-size-asian="14pt" style:language-asian="ru" style:country-asian="RU" style:font-weight-asian="bold" style:font-name-complex="Times New Roman5" style:font-size-complex="14pt" style:language-complex="ar" style:country-complex="SA"/>
    </style:style>
    <style:style style:name="T5" style:family="text">
      <style:text-properties style:font-name="Times New Roman" style:font-size-complex="14pt"/>
    </style:style>
    <style:style style:name="T6" style:family="text">
      <style:text-properties style:font-name="Times New Roman" officeooo:rsid="003c3cf9" style:font-size-complex="14pt"/>
    </style:style>
    <style:style style:name="T7" style:family="text">
      <style:text-properties fo:color="#000000"/>
    </style:style>
    <style:style style:name="T8" style:family="text">
      <style:text-properties fo:color="#000000" officeooo:rsid="00483eb9"/>
    </style:style>
    <style:style style:name="T9" style:family="text">
      <style:text-properties fo:font-variant="normal" fo:text-transform="none" fo:color="#000000"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T10" style:family="text">
      <style:text-properties fo:font-variant="normal" fo:text-transform="none" fo:color="#000000" style:font-name="Times New Roman" fo:font-size="14pt" fo:language="ru" fo:country="RU" officeooo:rsid="003c3cf9" style:font-size-asian="14pt" style:language-asian="ru" style:country-asian="RU" style:font-name-complex="Times New Roman5" style:font-size-complex="14pt" style:language-complex="ar" style:country-complex="SA" style:font-weight-complex="bold"/>
    </style:style>
    <style:style style:name="T11" style:family="text">
      <style:text-properties officeooo:rsid="003c3cf9"/>
    </style:style>
    <style:style style:name="T12" style:family="text">
      <style:text-properties officeooo:rsid="0054e6dc"/>
    </style:style>
    <style:style style:name="T13" style:family="text">
      <style:text-properties officeooo:rsid="0057d3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МИНОБРНАУКИ РОССИИ</text:p>
      <text:p text:style-name="P2">Санкт-Петербургский государственный</text:p>
      <text:p text:style-name="P2">электротехнический университет</text:p>
      <text:p text:style-name="P2">«ЛЭТИ» им. В.И. Ульянова (Ленина)</text:p>
      <text:p text:style-name="P3">Кафедра МО ЭВМ</text:p>
      <text:p text:style-name="P2"/>
      <text:p text:style-name="P4"/>
      <text:p text:style-name="P4"/>
      <text:p text:style-name="P4"/>
      <text:p text:style-name="P4"/>
      <text:p text:style-name="P4"/>
      <text:p text:style-name="P4"/>
      <text:p text:style-name="P11"><text:span text:style-name="Book_20_Title"><text:span text:style-name="T1">отчет</text:span></text:span></text:p>
      <text:p text:style-name="P9"><text:span text:style-name="T2">по лабораторной работе №</text:span><text:span text:style-name="T4">2</text:span></text:p>
      <text:p text:style-name="P9"><text:span text:style-name="T2">по дисциплине «</text:span><text:span text:style-name="T3">Построение и анализ алгоритмов</text:span><text:span text:style-name="T2">»</text:span></text:p>
      <text:p text:style-name="P24"><text:span text:style-name="Book_20_Title"><text:span text:style-name="T9">Тема: </text:span></text:span><text:span text:style-name="Book_20_Title"><text:span text:style-name="T10">Жадный алгоритм и А*</text:span></text:span></text:p>
      <text:p text:style-name="P4"/>
      <text:p text:style-name="P4"/>
      <text:p text:style-name="P4"/>
      <text:p text:style-name="P4"/>
      <text:p text:style-name="P4"/>
      <text:p text:style-name="P4"/>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0"><text:span text:style-name="T5">Студентка гр. </text:span><text:span text:style-name="T6">9382</text:span></text:p>
          </table:table-cell>
          <table:table-cell table:style-name="Таблица1.B1" office:value-type="string">
            <text:p text:style-name="P13"/>
          </table:table-cell>
          <table:table-cell table:style-name="Таблица1.A1" office:value-type="string">
            <text:p text:style-name="P6">Голубева В.П.</text:p>
          </table:table-cell>
        </table:table-row>
        <table:table-row table:style-name="Таблица1.1">
          <table:table-cell table:style-name="Таблица1.A1" office:value-type="string">
            <text:p text:style-name="P7">Преподаватель</text:p>
          </table:table-cell>
          <table:table-cell table:style-name="Таблица1.B2" office:value-type="string">
            <text:p text:style-name="P13"/>
          </table:table-cell>
          <table:table-cell table:style-name="Таблица1.A1" office:value-type="string">
            <text:p text:style-name="P8">Фирсов М.А.</text:p>
          </table:table-cell>
        </table:table-row>
      </table:table>
      <text:p text:style-name="P5"/>
      <text:p text:style-name="P5"/>
      <text:p text:style-name="P5">Санкт-Петербург</text:p>
      <text:p text:style-name="P12">20<text:span text:style-name="T11">21</text:span></text:p>
      <text:h text:style-name="P22" text:outline-level="2">Цель работы.</text:h>
      <text:p text:style-name="P14"><text:tab/><text:span text:style-name="T12">Понять, что такое жадный алгоритм, научиться его реализовывать на примере поиска пути в неориентированном графе.</text:span></text:p>
      <text:p text:style-name="P17"/>
      <text:h text:style-name="P20" text:outline-level="2">Задание.</text:h>
      <text:p text:style-name="P25">Разработайте программу, которая решает задачу построения пути в ориентированном графе при помощи жадного алгоритма. Жадность в данном случае понимается следующим образом: на каждом шаге выбирается последняя посещённая вершина. Переместиться необходимо в ту вершину, путь до которой является самым дешёвым из последней посещённой вершины. Каждая вершина в графе имеет буквенное обозначение ("a", "b", "c"...), каждое ребро имеет неотрицательный вес.</text:p>
      <text:p text:style-name="P25">Пример входных данных</text:p>
      <text:p text:style-name="P25"/>
      <text:p text:style-name="P25">a e</text:p>
      <text:p text:style-name="P25">a b 3.0</text:p>
      <text:p text:style-name="P25">b c 1.0</text:p>
      <text:p text:style-name="P25">c d 1.0</text:p>
      <text:p text:style-name="P25">a d 5.0</text:p>
      <text:p text:style-name="P25">d e 1.0</text:p>
      <text:p text:style-name="P25"/>
      <text:p text:style-name="P25"/>
      <text:p text:style-name="P25">В первой строке через пробел указываются начальная и конечная вершины</text:p>
      <text:p text:style-name="P25">Далее в каждой строке указываются ребра графа и их вес</text:p>
      <text:p text:style-name="P25"/>
      <text:p text:style-name="P25">В качестве выходных данных необходимо представить строку, в которой перечислены вершины, по которым необходимо пройти от начальной <text:soft-page-break/>вершины до конечной. Для приведённых в примере входных данных ответом будет</text:p>
      <text:p text:style-name="P25"/>
      <text:p text:style-name="P25">abcde</text:p>
      <text:p text:style-name="P27">Вариант 1. В А* вершины именуются целыми числами (в т.ч. отрицательными)</text:p>
      <text:p text:style-name="P26"/>
      <text:h text:style-name="P21" text:outline-level="2">Описание алгоритма</text:h>
      <text:p text:style-name="P41"><text:span text:style-name="T8">Б</text:span><text:span text:style-name="T7">ыл реализован только поиск пути в ориентированном графе жадным алгоритмом.</text:span></text:p>
      <text:p text:style-name="P42"><text:span text:style-name="T7">Граф представлялся в виде словаря, ключи в котором — вершины-источники, а значения — список словарей всех вершин (пары «вершина:вес ребра»), с которыми соединена вершина источник. Пример можно будет увидеть в Приложении Б.</text:span></text:p>
      <text:p text:style-name="P42"><text:span text:style-name="T7">Текущим решением будет список, в котором будут храниться вершины, составляющие путь.</text:span></text:p>
      <text:p text:style-name="P42"><text:span text:style-name="T7">Главный цикл в алгоритме проходит по вершинам в графе. Берёт последнюю вершину из текущего пути и смотрит, путь до какой вершины наименьший. Записывает её в текущий путь, затем удаляет из графа. Таким образом, текущий путь будет содержать вершины, пути до которых минимальны. Если на очередном шаге не удалось найти путь из последней текущей вершины, это значит, что мы не дошли в заданную вершину, нужно «откатиться» и попробовать поискать решение, которое приводит нас к финишу другим путём.</text:span></text:p>
      <text:p text:style-name="P38"/>
      <text:p text:style-name="P18">Тестирование</text:p>
      <text:p text:style-name="P37">Результаты тестирования можно посмтореть в приложении Б.</text:p>
      <text:p text:style-name="P39"/>
      <text:h text:style-name="P20" text:outline-level="2"><text:soft-page-break/>Выводы.</text:h>
      <text:p text:style-name="P40">Было изучено что такое жадный алгоритм, написана программа, которая его реализует.</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5"/>
      <text:p text:style-name="P15"/>
      <text:p text:style-name="P15"/>
      <text:p text:style-name="P15"/>
      <text:p text:style-name="P15"/>
      <text:p text:style-name="P16"/>
      <text:p text:style-name="P16"/>
      <text:p text:style-name="P16"/>
      <text:p text:style-name="P16"/>
      <text:p text:style-name="P16"/>
      <text:p text:style-name="P16"/>
      <text:p text:style-name="P16"><text:soft-page-break/>ПРИЛОЖЕНИЕ А</text:p>
      <text:p text:style-name="P16">ИСХОДНЫЙ КОД ПРОГРАММЫ</text:p>
      <text:p text:style-name="P34">Название файла: lab2_1.py</text:p>
      <text:p text:style-name="P34"/>
      <text:p text:style-name="P35">path = input().split(' ') #list</text:p>
      <text:p text:style-name="P35"/>
      <text:p text:style-name="P35">vertice = input()</text:p>
      <text:p text:style-name="P35">dictionary = {}</text:p>
      <text:p text:style-name="P35">while (vertice):</text:p>
      <text:p text:style-name="P35"><text:s text:c="4"/>current = vertice.split(' ')</text:p>
      <text:p text:style-name="P35"><text:s text:c="4"/>if current[0] in dictionary:</text:p>
      <text:p text:style-name="P35"><text:s text:c="8"/>dictionary[current[0]].append(dict.fromkeys([current[1]], float(current[2])))#if current source vertice alredy in dictionary</text:p>
      <text:p text:style-name="P35"><text:s text:c="4"/>else:</text:p>
      <text:p text:style-name="P35"><text:s text:c="8"/>dictionary[current[0]]=[dict.fromkeys([current[1]], float(current[2]))]#if current source vertice not in dictionary</text:p>
      <text:p text:style-name="P35"><text:s text:c="4"/>try: <text:s text:c="3"/></text:p>
      <text:p text:style-name="P35"><text:s text:c="8"/>vertice = input()</text:p>
      <text:p text:style-name="P35"><text:s text:c="4"/>except:</text:p>
      <text:p text:style-name="P35"><text:s text:c="8"/>break</text:p>
      <text:p text:style-name="P35">print("Our incoming pathes") <text:s text:c="3"/></text:p>
      <text:p text:style-name="P35">print(dictionary)</text:p>
      <text:p text:style-name="P35"/>
      <text:p text:style-name="P35">current_path = [path[0]]#store a path of vertices</text:p>
      <text:p text:style-name="P35">size = 1#current path size</text:p>
      <text:p text:style-name="P35"/>
      <text:p text:style-name="P35">while current_path[size-1]!=path[1]:</text:p>
      <text:p text:style-name="P35"><text:s text:c="4"/>print ("\nCurrent path")</text:p>
      <text:p text:style-name="P35"><text:s text:c="4"/>print(current_path)</text:p>
      <text:p text:style-name="P35"><text:s text:c="4"/>#trying to make path from the last vertice in current path</text:p>
      <text:p text:style-name="P35"><text:s text:c="4"/>try:</text:p>
      <text:p text:style-name="P35"><text:s text:c="8"/>find = dictionary[current_path[size-1]]#list of dictionaries</text:p>
      <text:p text:style-name="P35"><text:s text:c="8"/>print("Trying find greedy path from "+current_path[size-1])</text:p>
      <text:p text:style-name="P35"><text:s text:c="4"/>except:</text:p>
      <text:p text:style-name="P35"><text:s text:c="8"/>print("No path from "+ current_path[size-1]+", delete this vertice from current_path")</text:p>
      <text:p text:style-name="P35"><text:soft-page-break/><text:s text:c="8"/>current_path.pop()</text:p>
      <text:p text:style-name="P35"><text:s text:c="8"/>size-=1</text:p>
      <text:p text:style-name="P35"><text:s text:c="8"/>continue</text:p>
      <text:p text:style-name="P35"/>
      <text:p text:style-name="P35"><text:s text:c="4"/>min_size = 1000</text:p>
      <text:p text:style-name="P35"><text:s text:c="4"/>for i in find:# i - dict</text:p>
      <text:p text:style-name="P35"><text:s text:c="8"/>keys = i.keys()# get a keys for current source vertice</text:p>
      <text:p text:style-name="P35"/>
      <text:p text:style-name="P35"><text:s text:c="8"/>for j in keys:</text:p>
      <text:p text:style-name="P35"><text:s text:c="12"/>if i[j] &lt; min_size:</text:p>
      <text:p text:style-name="P35"><text:s text:c="16"/>min_size = i[j]</text:p>
      <text:p text:style-name="P35"><text:s text:c="16"/>min_key = j</text:p>
      <text:p text:style-name="P35"><text:s text:c="16"/>item = i</text:p>
      <text:p text:style-name="P35"><text:s text:c="4"/>find.remove(item)#remove vertice from dictionary</text:p>
      <text:p text:style-name="P35"><text:s text:c="4"/>print("Find greedy path from "+min_key)</text:p>
      <text:p text:style-name="P35"><text:s text:c="4"/>current_path.append(min_key) </text:p>
      <text:p text:style-name="P35"><text:s text:c="4"/>size+=1 <text:s text:c="6"/></text:p>
      <text:p text:style-name="P35"><text:s text:c="8"/></text:p>
      <text:p text:style-name="P35">str_result = "\nResult path: " <text:s text:c="7"/></text:p>
      <text:p text:style-name="P35">for i in current_path:</text:p>
      <text:p text:style-name="P35"><text:s text:c="4"/>str_result+=str(i)</text:p>
      <text:p text:style-name="P35">print(str_result)</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2"/>
      <text:p text:style-name="P32"/>
      <text:p text:style-name="P32"><text:soft-page-break/>ПРИЛОЖЕНИЕ <text:span text:style-name="T13">Б</text:span></text:p>
      <text:p text:style-name="P33">ТЕСТИРОВАНИЕ</text:p>
      <text:p text:style-name="P33"/>
      <table:table table:name="Table1" table:style-name="Table1">
        <table:table-column table:style-name="Table1.A"/>
        <table:table-column table:style-name="Table1.B"/>
        <table:table-row>
          <table:table-cell table:style-name="Table1.A1" office:value-type="string">
            <text:p text:style-name="P29">Входные данные</text:p>
          </table:table-cell>
          <table:table-cell table:style-name="Table1.B1" office:value-type="string">
            <text:p text:style-name="P29">Выходные данные</text:p>
          </table:table-cell>
        </table:table-row>
        <table:table-row>
          <table:table-cell table:style-name="Table1.A2" office:value-type="string">
            <text:p text:style-name="P28">a z </text:p>
            <text:p text:style-name="P28">a b 1</text:p>
            <text:p text:style-name="P28">a c 3</text:p>
            <text:p text:style-name="P28">b y 6</text:p>
            <text:p text:style-name="P28">c y 1</text:p>
            <text:p text:style-name="P28">y z 1</text:p>
          </table:table-cell>
          <table:table-cell table:style-name="Table1.B2" office:value-type="string">
            <text:p text:style-name="P28">Our incoming pathes</text:p>
            <text:p text:style-name="P28">{'a': [{'b': 1.0}, {'c': 3.0}], 'b': [{'y': 6.0}], 'c': [{'y': 1.0}], 'y': [{'z': 1.0}]}</text:p>
            <text:p text:style-name="P28"/>
            <text:p text:style-name="P28">Current path</text:p>
            <text:p text:style-name="P28">['a']</text:p>
            <text:p text:style-name="P28">Trying find greedy path from a</text:p>
            <text:p text:style-name="P28">Find greedy path from b</text:p>
            <text:p text:style-name="P28"/>
            <text:p text:style-name="P28">Current path</text:p>
            <text:p text:style-name="P28">['a', 'b']</text:p>
            <text:p text:style-name="P28">Trying find greedy path from b</text:p>
            <text:p text:style-name="P28">Find greedy path from y</text:p>
            <text:p text:style-name="P28"/>
            <text:p text:style-name="P28">Current path</text:p>
            <text:p text:style-name="P28">['a', 'b', 'y']</text:p>
            <text:p text:style-name="P28">Trying find greedy path from y</text:p>
            <text:p text:style-name="P28">Find greedy path from z</text:p>
            <text:p text:style-name="P28"/>
            <text:p text:style-name="P28">Result path: abyz</text:p>
          </table:table-cell>
        </table:table-row>
        <table:table-row>
          <table:table-cell table:style-name="Table1.A2" office:value-type="string">
            <text:p text:style-name="P28">a e</text:p>
            <text:p text:style-name="P28">a b 3.0</text:p>
            <text:p text:style-name="P28">b c 1.0</text:p>
            <text:p text:style-name="P28">c d 1.0</text:p>
            <text:p text:style-name="P28">a d 5.0</text:p>
            <text:p text:style-name="P28">d e 1.0</text:p>
          </table:table-cell>
          <table:table-cell table:style-name="Table1.B2" office:value-type="string">
            <text:p text:style-name="P28">Our incoming pathes</text:p>
            <text:p text:style-name="P28">{'a': [{'b': 3.0}, {'d': 5.0}], 'b': [{'c': 1.0}], 'c': [{'d': 1.0}], 'd': [{'e': 1.0}]}</text:p>
            <text:p text:style-name="P28"/>
            <text:p text:style-name="P28">Current path</text:p>
            <text:p text:style-name="P28">['a']</text:p>
            <text:p text:style-name="P28">Trying find greedy path from a</text:p>
            <text:p text:style-name="P28">Find greedy path from b</text:p>
            <text:p text:style-name="P28"><text:soft-page-break/></text:p>
            <text:p text:style-name="P28">Current path</text:p>
            <text:p text:style-name="P28">['a', 'b']</text:p>
            <text:p text:style-name="P28">Trying find greedy path from b</text:p>
            <text:p text:style-name="P28">Find greedy path from c</text:p>
            <text:p text:style-name="P28"/>
            <text:p text:style-name="P28">Current path</text:p>
            <text:p text:style-name="P28">['a', 'b', 'c']</text:p>
            <text:p text:style-name="P28">Trying find greedy path from c</text:p>
            <text:p text:style-name="P28">Find greedy path from d</text:p>
            <text:p text:style-name="P28"/>
            <text:p text:style-name="P28">Current path</text:p>
            <text:p text:style-name="P28">['a', 'b', 'c', 'd']</text:p>
            <text:p text:style-name="P28">Trying find greedy path from d</text:p>
            <text:p text:style-name="P28">Find greedy path from e</text:p>
            <text:p text:style-name="P28"/>
            <text:p text:style-name="P28">Result path: abcde</text:p>
          </table:table-cell>
        </table:table-row>
        <table:table-row>
          <table:table-cell table:style-name="Table1.A2" office:value-type="string">
            <text:p text:style-name="P28">a d</text:p>
            <text:p text:style-name="P28">a b 1.0</text:p>
            <text:p text:style-name="P28">b c 9.0</text:p>
            <text:p text:style-name="P28">c d 3.0</text:p>
            <text:p text:style-name="P28">a d 9.0</text:p>
            <text:p text:style-name="P28">a e 1.0</text:p>
            <text:p text:style-name="P28">e d 3.0</text:p>
          </table:table-cell>
          <table:table-cell table:style-name="Table1.B2" office:value-type="string">
            <text:p text:style-name="P28">Our incoming pathes</text:p>
            <text:p text:style-name="P28">{'a': [{'b': 1.0}, {'d': 9.0}, {'e': 1.0}], 'b': [{'c': 9.0}], 'c': [{'d': 3.0}], 'e': [{'d': 3.0}]}</text:p>
            <text:p text:style-name="P28"/>
            <text:p text:style-name="P28">Current path</text:p>
            <text:p text:style-name="P28">['a']</text:p>
            <text:p text:style-name="P28">Trying find greedy path from a</text:p>
            <text:p text:style-name="P28">Find greedy path from b</text:p>
            <text:p text:style-name="P28"/>
            <text:p text:style-name="P28">Current path</text:p>
            <text:p text:style-name="P28">['a', 'b']</text:p>
            <text:p text:style-name="P28">Trying find greedy path from b</text:p>
            <text:p text:style-name="P28">Find greedy path from c</text:p>
            <text:p text:style-name="P28"/>
            <text:p text:style-name="P28">Current path</text:p>
            <text:p text:style-name="P28">['a', 'b', 'c']</text:p>
            <text:p text:style-name="P28"><text:soft-page-break/>Trying find greedy path from c</text:p>
            <text:p text:style-name="P28">Find greedy path from d</text:p>
            <text:p text:style-name="P28"/>
            <text:p text:style-name="P28">Result path: abcd</text:p>
          </table:table-cell>
        </table:table-row>
        <table:table-row>
          <table:table-cell table:style-name="Table1.A2" office:value-type="string">
            <text:p text:style-name="P30">a b</text:p>
            <text:p text:style-name="P30">a b 1.0</text:p>
            <text:p text:style-name="P30">a c 1.0 <text:s text:c="3"/></text:p>
          </table:table-cell>
          <table:table-cell table:style-name="Table1.B2" office:value-type="string">
            <text:p text:style-name="P28">Our incoming pathes</text:p>
            <text:p text:style-name="P28">{'a': [{'b': 1.0}, {'c': 1.0}]}</text:p>
            <text:p text:style-name="P28"/>
            <text:p text:style-name="P28">Current path</text:p>
            <text:p text:style-name="P28">['a']</text:p>
            <text:p text:style-name="P28">Trying find greedy path from a</text:p>
            <text:p text:style-name="P28">Find greedy path from b</text:p>
            <text:p text:style-name="P28"/>
            <text:p text:style-name="P28">Result path: ab</text:p>
          </table:table-cell>
        </table:table-row>
        <table:table-row>
          <table:table-cell table:style-name="Table1.A2" office:value-type="string">
            <text:p text:style-name="P28">a g</text:p>
            <text:p text:style-name="P28">a b 3.0</text:p>
            <text:p text:style-name="P28">a c 1.0</text:p>
            <text:p text:style-name="P28">b d 2.0</text:p>
            <text:p text:style-name="P28">b e 3.0</text:p>
            <text:p text:style-name="P28">d e 4.0</text:p>
            <text:p text:style-name="P28">e a 3.0</text:p>
            <text:p text:style-name="P28">e f 2.0</text:p>
            <text:p text:style-name="P28">a g 8.0</text:p>
            <text:p text:style-name="P28">f g 1.0</text:p>
          </table:table-cell>
          <table:table-cell table:style-name="Table1.B2" office:value-type="string">
            <text:p text:style-name="P28">Our incoming pathes</text:p>
            <text:p text:style-name="P28">{'a': [{'b': 3.0}, {'c': 1.0}, {'g': 8.0}], 'b': [{'d': 2.0}, {'e': 3.0}], 'd': [{'e': 4.0}], 'e': [{'a': 3.0}, {'f': 2.0}], 'f': [{'g': 1.0}]}</text:p>
            <text:p text:style-name="P28"/>
            <text:p text:style-name="P28">Current path</text:p>
            <text:p text:style-name="P28">['a']</text:p>
            <text:p text:style-name="P28">Trying find greedy path from a</text:p>
            <text:p text:style-name="P28">Find greedy path from c</text:p>
            <text:p text:style-name="P28"/>
            <text:p text:style-name="P28">Current path</text:p>
            <text:p text:style-name="P28">['a', 'c']</text:p>
            <text:p text:style-name="P28">No path from c, delete this vertice from current_path</text:p>
            <text:p text:style-name="P28"/>
            <text:p text:style-name="P28">Current path</text:p>
            <text:p text:style-name="P28">['a']</text:p>
            <text:p text:style-name="P28">Trying find greedy path from a</text:p>
            <text:p text:style-name="P28">Find greedy path from b</text:p>
            <text:p text:style-name="P28"/>
            <text:p text:style-name="P28">Current path</text:p>
            <text:p text:style-name="P28"><text:soft-page-break/>['a', 'b']</text:p>
            <text:p text:style-name="P28">Trying find greedy path from b</text:p>
            <text:p text:style-name="P28">Find greedy path from d</text:p>
            <text:p text:style-name="P28"/>
            <text:p text:style-name="P28">Current path</text:p>
            <text:p text:style-name="P28">['a', 'b', 'd']</text:p>
            <text:p text:style-name="P28">Trying find greedy path from d</text:p>
            <text:p text:style-name="P28">Find greedy path from e</text:p>
            <text:p text:style-name="P28"/>
            <text:p text:style-name="P28">Current path</text:p>
            <text:p text:style-name="P28">['a', 'b', 'd', 'e']</text:p>
            <text:p text:style-name="P28">Trying find greedy path from e</text:p>
            <text:p text:style-name="P28">Find greedy path from f</text:p>
            <text:p text:style-name="P28"/>
            <text:p text:style-name="P28">Current path</text:p>
            <text:p text:style-name="P28">['a', 'b', 'd', 'e', 'f']</text:p>
            <text:p text:style-name="P28">Trying find greedy path from f</text:p>
            <text:p text:style-name="P28">Find greedy path from g</text:p>
            <text:p text:style-name="P28"/>
            <text:p text:style-name="P28">Result path: abdefg</text:p>
          </table:table-cell>
        </table:table-row>
      </table:table>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Courier New" svg:font-family="'Courier New'" style:font-family-generic="modern" style:font-pitch="fixed"/>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251cm" style:auto-text-indent="false" style:page-number="auto"/>
      <style:text-properties style:font-name="Times New Roman"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fo:text-align="justify" style:justify-single-word="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center" style:justify-single-word="false" fo:text-indent="0cm" style:auto-text-indent="false" style:page-number="auto"/>
      <style:text-properties fo:text-transform="uppercase" style:font-name="Times New Roman3" fo:font-family="'Times New Roman'" style:font-style-name="Курсив" style:font-family-generic="roman" style:font-pitch="variable" fo:font-size="14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2"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1" fo:font-family="'Times New Roman'" style:font-style-name="Полужирный Курсив" style:font-family-generic="roman" style:font-pitch="variable" fo:font-size="14pt" fo:font-style="italic" fo:font-weight="bold" style:font-size-asian="101%" style:font-weight-asian="bold" style:font-size-complex="101%"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ru" style:country-asian="RU" style:font-name-complex="Calibri1" style:font-family-complex="Calibri" style:font-family-generic-complex="system" style:font-pitch-complex="variable" style:font-size-complex="10pt" style:language-complex="ar" style:country-complex="SA"/>
    </style:style>
    <style:style style:name="Times14_5f_РИО2" style:display-name="Times14_РИО2" style:family="paragraph" style:parent-style-name="Standard" style:default-outline-level="">
      <style:paragraph-properties fo:margin-left="0cm" fo:margin-right="0cm" fo:line-height="130%" fo:text-align="justify" style:justify-single-word="false" fo:orphans="2" fo:widows="2" fo:text-indent="1.251cm" style:auto-text-indent="false" style:vertical-align="auto">
        <style:tab-stops>
          <style:tab-stop style:position="1.251cm"/>
        </style:tab-stops>
      </style:paragraph-properties>
      <style:text-properties fo:font-size="14pt" fo:language="ru" fo:country="RU" style:font-size-asian="14pt" style:language-asian="ru" style:country-asian="RU" style:font-name-complex="Times New Roman5"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Листинг" style:family="paragraph" style:parent-style-name="Standard">
      <style:paragraph-properties fo:line-height="100%"/>
      <style:text-properties style:font-name="Courier New1" fo:font-family="'Courier New'" style:font-style-name="Обычный" style:font-family-generic="modern" style:font-pitch="fixed" fo:font-size="11pt"/>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paragraph-properties>
      <style:text-properties fo:font-size="14pt" fo:font-style="normal"/>
    </style:style>
    <style:style style:name="Drawing" style:family="paragraph" style:parent-style-name="Caption" style:class="extra">
      <style:paragraph-properties fo:margin-left="0cm" fo:margin-right="0cm" fo:margin-top="0cm" fo:margin-bottom="0cm" loext:contextual-spacing="false" fo:line-height="100%" fo:text-align="center" style:justify-single-word="false" fo:text-indent="0cm" style:auto-text-indent="false"/>
      <style:text-properties fo:font-size="14pt" fo:font-style="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mes14_5f_РИО2_20_Знак" style:display-name="Times14_РИО2 Знак" style:family="text">
      <style:text-properties style:font-name="Times New Roman4" fo:font-family="'Times New Roman'" style:font-family-generic="roman" style:font-pitch="variable" fo:font-size="12pt" style:font-size-asian="12pt"/>
    </style:style>
    <style:style style:name="Book_20_Title" style:display-name="Book Title" style:family="text">
      <style:text-properties fo:font-variant="small-caps" fo:letter-spacing="0.009cm" fo:font-weight="bold" style:font-weight-asian="bold"/>
    </style:style>
    <style:style style:name="ТекстРазделов_20_Знак" style:display-name="ТекстРазделов Знак" style:family="text">
      <style:text-properties style:font-name="Times New Roman4" fo:font-family="'Times New Roman'" style:font-family-generic="roman" style:font-pitch="variable" fo:font-size="14pt" style:font-size-asian="14pt"/>
    </style:style>
    <style:style style:name="ListLabel_20_1" style:display-name="ListLabel 1" style:family="text">
      <style:text-properties style:font-name="Times New Roman4" fo:font-family="'Times New Roman'" style:font-family-generic="roman" style:font-pitch="variable" fo:font-size="12pt" style:font-name-complex="Times New Roman5" style:font-family-complex="'Times New Roman'" style:font-family-generic-complex="system" style:font-pitch-complex="variable"/>
    </style:style>
    <style:style style:name="ListLabel_20_2" style:display-name="ListLabel 2" style:family="text">
      <style:text-properties style:font-name-complex="Times New Roman5" style:font-family-complex="'Times New Roman'" style:font-family-generic-complex="system" style:font-pitch-complex="variable"/>
    </style:style>
    <style:style style:name="ListLabel_20_3" style:display-name="ListLabel 3" style:family="text">
      <style:text-properties style:font-name-complex="Times New Roman5" style:font-family-complex="'Times New Roman'" style:font-family-generic-complex="system" style:font-pitch-complex="variable"/>
    </style:style>
    <style:style style:name="ListLabel_20_4" style:display-name="ListLabel 4" style:family="text">
      <style:text-properties style:font-name-complex="Times New Roman5" style:font-family-complex="'Times New Roman'" style:font-family-generic-complex="system" style:font-pitch-complex="variable"/>
    </style:style>
    <style:style style:name="ListLabel_20_5" style:display-name="ListLabel 5" style:family="text">
      <style:text-properties style:font-name-complex="Times New Roman5" style:font-family-complex="'Times New Roman'" style:font-family-generic-complex="system" style:font-pitch-complex="variable"/>
    </style:style>
    <style:style style:name="ListLabel_20_6" style:display-name="ListLabel 6" style:family="text">
      <style:text-properties style:font-name-complex="Times New Roman5" style:font-family-complex="'Times New Roman'" style:font-family-generic-complex="system" style:font-pitch-complex="variable"/>
    </style:style>
    <style:style style:name="ListLabel_20_7" style:display-name="ListLabel 7" style:family="text">
      <style:text-properties style:font-name-complex="Times New Roman5" style:font-family-complex="'Times New Roman'" style:font-family-generic-complex="system" style:font-pitch-complex="variable"/>
    </style:style>
    <style:style style:name="ListLabel_20_8" style:display-name="ListLabel 8" style:family="text">
      <style:text-properties style:font-name-complex="Times New Roman5" style:font-family-complex="'Times New Roman'" style:font-family-generic-complex="system" style:font-pitch-complex="variable"/>
    </style:style>
    <style:style style:name="ListLabel_20_9" style:display-name="ListLabel 9" style:family="text">
      <style:text-properties style:font-name-complex="Times New Roman5" style:font-family-complex="'Times New Roman'"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16T14:07:55.262000000</meta:creation-date>
    <meta:editing-duration>PT5H32M37S</meta:editing-duration>
    <meta:editing-cycles>52</meta:editing-cycles>
    <meta:generator>LibreOffice/6.4.6.2$Linux_X86_64 LibreOffice_project/40$Build-2</meta:generator>
    <dc:date>2021-03-14T15:59:41.021843783</dc:date>
    <meta:document-statistic meta:table-count="2" meta:image-count="0" meta:object-count="0" meta:page-count="10" meta:paragraph-count="212" meta:word-count="989" meta:character-count="6263" meta:non-whitespace-character-count="5221"/>
  </office:meta>
</office:document-meta>
</file>